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fo:padding="0.0291in" fo:border-left="none" fo:border-right="none" fo:border-top="none" fo:border-bottom="0.0138in solid #000000" style:join-border="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Text_20_body">
      <style:paragraph-properties fo:text-align="justify" style:justify-single-word="false"/>
    </style:style>
    <style:style style:name="P8" style:family="paragraph" style:parent-style-name="Heading_20_3">
      <style:paragraph-properties fo:text-align="justify" style:justify-single-word="false"/>
    </style:style>
    <style:style style:name="P9" style:family="paragraph" style:parent-style-name="Heading_20_1">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4">
      <style:paragraph-properties fo:text-align="start" style:justify-single-word="false"/>
    </style:style>
    <style:style style:name="P14" style:family="paragraph" style:parent-style-name="Standard" style:list-style-name="L5">
      <style:paragraph-properties fo:text-align="start" style:justify-single-word="false"/>
    </style:style>
    <style:style style:name="P15" style:family="paragraph" style:parent-style-name="Standard" style:list-style-name="L6">
      <style:paragraph-properties fo:text-align="start" style:justify-single-word="false"/>
    </style:style>
    <style:style style:name="P16" style:family="paragraph" style:parent-style-name="Standard">
      <style:paragraph-properties fo:margin-left="0in" fo:margin-right="0in" fo:text-align="start" style:justify-single-word="false" fo:text-indent="0in" style:auto-text-indent="false"/>
    </style:style>
    <style:style style:name="T1" style:family="text">
      <style:text-properties style:font-name="DejaVu Sans Mono1"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20</text:h>
      <text:p text:style-name="P3"/>
      <text:p text:style-name="P1"/>
      <text:p text:style-name="P1">Title: Sparse Matrices Algorithm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3"/>
      <text:p text:style-name="P1"/>
      <text:h text:style-name="Heading_20_2" text:outline-level="2">Abstract</text:h>
      <text:p text:style-name="P1"/>
      <text:p text:style-name="P1">In this SEP, we discuss the update of several toolboxes which are used when processing sparse matrices. The first one, Scilin, provides sparse iterative algorithms for linear algebra. The second one, MatrixMarket, provides commands to read, write and quiery sparse matrices stored in the Matrix Market format, a text-based format for sparse matrices.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SEP # : 16<text:tab/>1</text:p>
          <text:p text:style-name="P6">Abstract<text:tab/>1</text:p>
          <text:p text:style-name="P6">Rationale<text:tab/>1</text:p>
        </text:index-body>
      </text:table-of-content>
      <text:p text:style-name="P1"/>
      <text:p text:style-name="P1"/>
      <text:h text:style-name="Heading_20_2" text:outline-level="2">Rationale</text:h>
      <text:p text:style-name="P1"/>
      <text:p text:style-name="P1">Sparse matrices can be currently stored by Scilab and several algorithms allow to manage these sparse matrices. The following list describe the current sparse features in Scilab :</text:p>
      <text:list xml:id="list4722008223331956797" text:style-name="L1">
        <text:list-item>
          <text:p text:style-name="P10">lufact (modules/sparse) provides a LU decomposition of a sparse matrix by sparse direct methods (based on the sparse library by Kenneth S. Kundert http://www.netlib.org/sparse/),</text:p>
        </text:list-item>
        <text:list-item>
          <text:p text:style-name="P10">spchol (modules/sparse) provides a cholesky decomposition <text:s/>of a sparse matrix (based on a work done for the integration of Lipsol in Scilab, see RT-0215, 1997, by Hector Rubio Scola),</text:p>
        </text:list-item>
        <text:list-item>
          <text:p text:style-name="P10">gmres, pcg and qmr (modules/sparse/macros) are Scilab scripts which implement iterative methods for the computation of the solution of Ax=b with A sparse. This work is based on Scilab translation of matlab scripts implemented for the book "Templates for the Solution of Linear Systems: Building Blocks for Iterative Methods", <text:a xlink:type="simple" xlink:href="http://www.netlib.org/templates/matlab/">http://www.netlib.org/templates/matlab/</text:a> and used in the Scilin toolbox,</text:p>
        </text:list-item>
        <text:list-item>
          <text:p text:style-name="P10">a collection of scripts (modules/overloading/macros:%s_*.sci) implements the basic operators (+,-,*,/, etc...) on sparse matrices,</text:p>
        </text:list-item>
        <text:list-item>
          <text:p text:style-name="P10">The Arnoldi package allows to compute some eigenvalues and eigenvectors of a given sparse matrix,</text:p>
        </text:list-item>
        <text:list-item>
          <text:p text:style-name="P10"><text:soft-page-break/>the <text:a xlink:type="simple" xlink:href="http://www.scilab.org/product/man/umf_license.html">umf_</text:a> * commands (modules/umfpack) allows to compute LU decomposition of sparse matrices (based on the UMFPACK library http://www.cise.ufl.edu/research/sparse/umfpack/) based on direct multifrontal methods,</text:p>
        </text:list-item>
        <text:list-item>
          <text:p text:style-name="P10">the taucs_* commands (modules/umfpack) allows to compute the Cholesky decomposition based on direct multifrontal methods (based on taucs library <text:a xlink:type="simple" xlink:href="http://www.tau.ac.il/~stoledo/taucs/">http://www.tau.ac.il/~stoledo/taucs/</text:a>),</text:p>
        </text:list-item>
        <text:list-item>
          <text:p text:style-name="P10">ReadHBSparse allows to read the Harwell-Boeing sparse format.</text:p>
        </text:list-item>
      </text:list>
      <text:p text:style-name="P1"/>
      <text:p text:style-name="P1">Despite these high-quality features, no preconditionner is available as an input for iterative methods. Moreover, the collection of iterative methods is not complete, since, for example, neither bicg or bicgstab methods are available in Scilab. It must be notice that iterative methods are very slow without pre-conditionning. </text:p>
      <text:p text:style-name="P1"/>
      <text:p text:style-name="P1">Two toolboxes exist which try to fill this gap.</text:p>
      <text:list xml:id="list3712514900466435775" text:style-name="L2">
        <text:list-item>
          <text:p text:style-name="P11">The Scilin toolbox (<text:a xlink:type="simple" xlink:href="http://www.irisa.fr/aladin/codes/SCILIN/">http://www.irisa.fr/aladin/codes/SCILIN/</text:a>) is a Scilab toolbox for sparse linear systems, developed by Aladin Group (IRISA-INRIA) from a basic toolkit for sparse matrix computations: SPARSKIT(developed by Y.Saad, University of Minnesota) and from the mltemplates routines set. (Netlib),</text:p>
        </text:list-item>
        <text:list-item>
          <text:p text:style-name="P11">The MatrixMarket toolbox (<text:a xlink:type="simple" xlink:href="http://www.scilab.org/contrib/index_contrib.php?page=displayContribution&amp;fileID=903">http://www.scilab.org/contrib/index_contrib.php?page=displayContribution&amp;fileID=903</text:a>) is a toolbox for reading, writing and quierying sparse matrices in the Matrix Market format.</text:p>
        </text:list-item>
      </text:list>
      <text:p text:style-name="P4"/>
      <text:p text:style-name="P4">Scilin contains:</text:p>
      <text:list xml:id="list3236799945646529781" text:style-name="L3">
        <text:list-item>
          <text:p text:style-name="P12">Incomplete LU factorisations</text:p>
        </text:list-item>
      </text:list>
      <text:list xml:id="list8448778078061009122" text:style-name="L4">
        <text:list-item>
          <text:p text:style-name="P13">Iterative solvers</text:p>
        </text:list-item>
        <text:list-item>
          <text:p text:style-name="P13">Matrix Market I/O functions</text:p>
        </text:list-item>
        <text:list-item>
          <text:p text:style-name="P13">Miscellaneous </text:p>
        </text:list-item>
      </text:list>
      <text:p text:style-name="P4"/>
      <text:p text:style-name="P4">Some of the iterative solvers from Scilin are already included in Scilab ; more precisely, the pcg, qmr and gmres solvers in Scilab are from the Scilab toolbox. But other iterative methods are not available in the current release of Scilab, such as :</text:p>
      <text:list xml:id="list2310362605479626294" text:style-name="L5">
        <text:list-item>
          <text:p text:style-name="P14">bicg</text:p>
        </text:list-item>
        <text:list-item>
          <text:p text:style-name="P14">bicgstab</text:p>
        </text:list-item>
        <text:list-item>
          <text:p text:style-name="P14">sor</text:p>
        </text:list-item>
        <text:list-item>
          <text:p text:style-name="P14">cgs</text:p>
        </text:list-item>
      </text:list>
      <text:p text:style-name="P4"/>
      <text:p text:style-name="P4">These two toolboxes are not maintained and do not work under Scilab v5.</text:p>
      <text:p text:style-name="P4">The proposal of this SEP is to maintain these two toolboxes and/or to include them in Scilab. The total inclusion in Scilab would be of great interest, since matrix processing is the primary target of Scilab.</text:p>
      <text:p text:style-name="P4"/>
      <text:p text:style-name="P4">The following is an analysis of the work to do to maintain / include the toolboxes :</text:p>
      <text:list xml:id="list2987609641280991480" text:style-name="L6">
        <text:list-item>
          <text:p text:style-name="P15">Maintaining and including the Matrix Market toolbox should be easy because it is based on Scilab scripts. The only work may be to update the man pages.</text:p>
        </text:list-item>
        <text:list-item>
          <text:p text:style-name="P15">Maintaining the Scilin toolbox may require more work because it is made of Scilab scripts and C source code. The iterative methods are Scilab scripts and should be easy to include. The preconditionners are based on C source code, which may require more work. The man pages are to update to the Scilab v5 format.</text:p>
        </text:list-item>
      </text:list>
      <text:p text:style-name="P2"/>
      <text:h text:style-name="P8" text:outline-level="3">Changelog</text:h>
      <text:p text:style-name="P7"><text:tab/><text:span text:style-name="T1">1.0 – M. Baudin, 27/03/2009, Initial Version</text:span></text:p>
      <text:h text:style-name="P8" text:outline-level="3"><text:soft-page-break/>Copyright</text:h>
      <text:p text:style-name="P4"><text:tab/>This document has been placed under the license CeCILL-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7:22</dc:date>
    <meta:editing-cycles>127</meta:editing-cycles>
    <meta:editing-duration>PT9H45M40S</meta:editing-duration>
    <meta:document-statistic meta:table-count="0" meta:image-count="0" meta:object-count="0" meta:page-count="3" meta:paragraph-count="49" meta:word-count="672" meta:character-count="4436"/>
    <dc:creator>Eric Gallager</dc:creator>
    <meta:user-defined meta:name="Info 1"/>
    <meta:user-defined meta:name="Info 2"/>
    <meta:user-defined meta:name="Info 3"/>
    <meta:user-defined meta:name="Info 4"/>
  </office:meta>
</office:document-meta>
</file>